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cm" fo:min-width="1.5cm"/>
    </style:style>
    <style:style style:name="gr2" style:family="graphic" style:parent-style-name="standard">
      <style:graphic-properties draw:fill-color="#2bd27e" draw:textarea-horizontal-align="justify" draw:textarea-vertical-align="middle" draw:auto-grow-height="false" fo:min-height="0.696cm" fo:min-width="1.39cm"/>
    </style:style>
    <style:style style:name="gr3" style:family="graphic" style:parent-style-name="standard">
      <style:graphic-properties draw:textarea-horizontal-align="justify" draw:textarea-vertical-align="middle" draw:auto-grow-height="false" fo:min-height="0.696cm" fo:min-width="1.39cm"/>
    </style:style>
    <style:style style:name="gr4" style:family="graphic" style:parent-style-name="standard">
      <style:graphic-properties draw:fill-color="#2bd27e" draw:textarea-horizontal-align="justify" draw:textarea-vertical-align="middle" draw:auto-grow-height="false" fo:min-height="1.05cm" fo:min-width="1.5cm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0.528cm" fo:min-width="0.35cm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 fo:min-height="1.05cm" fo:min-width="1.4cm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1.05cm" fo:min-width="1.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0.764cm" fo:min-width="1.25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2bd27e"/>
      <style:paragraph-properties fo:text-align="center"/>
      <style:text-properties fo:font-size="10.5pt" style:font-size-asian="10.5pt" style:font-size-complex="10.5pt"/>
    </style:style>
    <style:style style:name="P4" style:family="paragraph">
      <style:paragraph-properties fo:text-align="center"/>
      <style:text-properties fo:font-size="10.5pt" style:font-size-asian="10.5pt" style:font-size-complex="10.5pt"/>
    </style:style>
    <style:style style:name="P5" style:family="paragraph">
      <loext:graphic-properties draw:fill-color="#2bd27e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b2b2b2"/>
      <style:paragraph-properties fo:text-align="center"/>
      <style:text-properties fo:font-size="10.5pt" style:font-size-asian="10.5pt" style:font-size-complex="10.5pt"/>
    </style:style>
    <style:style style:name="P7" style:family="paragraph">
      <loext:graphic-properties draw:fill-color="#cccccc"/>
      <style:paragraph-properties fo:text-align="center"/>
      <style:text-properties fo:font-size="10.5pt" style:font-size-asian="10.5pt" style:font-size-complex="10.5pt"/>
    </style:style>
    <style:style style:name="P8" style:family="paragraph">
      <style:paragraph-properties fo:margin-top="0cm" fo:margin-bottom="0cm" fo:text-align="center"/>
      <style:text-properties fo:font-size="9pt" style:font-size-asian="9pt" style:font-size-complex="9pt"/>
    </style:style>
    <style:style style:name="P9" style:family="paragraph">
      <loext:graphic-properties draw:fill="none"/>
      <style:paragraph-properties fo:margin-top="0cm" fo:margin-bottom="0cm" fo:text-align="center"/>
      <style:text-properties fo:font-size="9pt" style:font-size-asian="9pt" style:font-size-complex="9pt"/>
    </style:style>
    <style:style style:name="P10" style:family="paragraph">
      <loext:graphic-properties draw:fill="none"/>
      <style:paragraph-properties fo:text-align="center"/>
      <style:text-properties fo:font-size="10.5pt" style:font-size-asian="10.5pt" style:font-size-complex="10.5pt"/>
    </style:style>
    <style:style style:name="P11" style:family="paragraph">
      <style:paragraph-properties fo:text-align="center"/>
      <style:text-properties fo:font-size="9pt" style:font-size-asian="9pt" style:font-size-complex="9pt"/>
    </style:style>
    <style:style style:name="P12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13" style:family="paragraph">
      <loext:graphic-properties draw:fill-color="#dddddd"/>
      <style:paragraph-properties fo:text-align="center"/>
      <style:text-properties fo:font-size="10.5pt" style:font-size-asian="10.5pt" style:font-size-complex="10.5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7.5pt" style:font-size-asian="7.5pt" style:font-size-complex="7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4" draw:id="id4" draw:layer="layout" svg:width="2cm" svg:height="1.4cm" svg:x="6.2cm" svg:y="8.7cm">
          <text:p text:style-name="P1"><text:span text:style-name="T1">插值后</text:span></text:p>
          <text:p text:style-name="P1"><text:span text:style-name="T1">采样窗口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8cm" svg:height="1.4cm" svg:x="1cm" svg:y="6cm">
          <text:p text:style-name="P1"><text:span text:style-name="T2">主</text:span><text:span text:style-name="T2">SLC</text:span><text:span text:style-name="T2">图像</text:span></text:p>
          <text:p text:style-name="P1"><text:span text:style-name="T2">采样窗口</text:span></text:p>
          <draw:enhanced-geometry svg:viewBox="0 0 21600 21600" draw:glue-points="?f6 0 10800 ?f8 ?f11 10800 ?f9 21600 10800 ?f10 ?f5 10800" draw:text-areas="?f3 ?f3 ?f4 ?f4" draw:type="parallelogram" draw:modifiers="4224.9916694435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4" xml:id="id3" draw:id="id3" draw:layer="layout" svg:width="2.8cm" svg:height="1.4cm" svg:x="1cm" svg:y="8.7cm">
          <text:p text:style-name="P1"><text:span text:style-name="T2">副</text:span><text:span text:style-name="T2">SLC</text:span><text:span text:style-name="T2">图像</text:span></text:p>
          <text:p text:style-name="P1"><text:span text:style-name="T2">采样窗口</text:span></text:p>
          <draw:enhanced-geometry svg:viewBox="0 0 21600 21600" draw:glue-points="?f6 0 10800 ?f8 ?f11 10800 ?f9 21600 10800 ?f10 ?f5 10800" draw:text-areas="?f3 ?f3 ?f4 ?f4" draw:type="parallelogram" draw:modifiers="4224.9916694435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5" xml:id="id2" draw:id="id2" draw:layer="layout" svg:width="2cm" svg:height="1.3cm" svg:x="6.2cm" svg:y="6.1cm">
          <text:p text:style-name="P1"><text:span text:style-name="T1">插值后</text:span></text:p>
          <text:p text:style-name="P1"><text:span text:style-name="T1">采样窗口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6" draw:id="id6" draw:layer="layout" svg:width="1.2cm" svg:height="1.1cm" svg:x="13.4cm" svg:y="7.7cm">
          <text:p text:style-name="P1"><text:span text:style-name="T2">共轭</text:span></text:p>
          <text:p text:style-name="P1"><text:span text:style-name="T2">相乘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7" draw:id="id7" draw:layer="layout" svg:width="1.9cm" svg:height="1.3cm" svg:x="16.4cm" svg:y="7.6cm">
          <text:p text:style-name="P4"><text:span text:style-name="T2">互相关矩阵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8" draw:id="id8" draw:layer="layout" svg:width="2.1cm" svg:height="1.3cm" svg:x="21.3cm" svg:y="7.6cm">
          <text:p text:style-name="P4"><text:span text:style-name="T2">互相关矩阵</text:span></text:p>
          <text:p text:style-name="P4"><text:span text:style-name="T2">次像素精度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draw:type="curve" svg:x1="3.527cm" svg:y1="6.7cm" svg:x2="6.2cm" svg:y2="6.75cm" draw:start-shape="id1" draw:start-glue-point="6" draw:end-shape="id2" svg:d="M3527 6700c2211 0 875 50 2673 50" svg:viewBox="0 0 2674 51">
          <text:p text:style-name="P8"><text:span text:style-name="T3">sinc</text:span><text:span text:style-name="T3">插值</text:span></text:p>
          <text:p text:style-name="P8"><text:span text:style-name="T3">FFT</text:span><text:span text:style-name="T3">补</text:span><text:span text:style-name="T3">0/</text:span><text:span text:style-name="T3">逆</text:span><text:span text:style-name="T3">FFT</text:span></text:p>
        </draw:connector>
        <draw:connector draw:style-name="gr8" draw:text-style-name="P9" draw:layer="layout" draw:type="curve" svg:x1="3.527cm" svg:y1="9.4cm" svg:x2="6.2cm" svg:y2="9.4cm" draw:start-shape="id3" draw:start-glue-point="6" draw:end-shape="id4" draw:end-glue-point="3" svg:d="M3527 9400h2673" svg:viewBox="0 0 2674 1">
          <text:p text:style-name="P8"><text:span text:style-name="T3">sinc</text:span><text:span text:style-name="T3">插值</text:span></text:p>
          <text:p text:style-name="P8"><text:span text:style-name="T3">FFT</text:span><text:span text:style-name="T3">补</text:span><text:span text:style-name="T3">0/</text:span><text:span text:style-name="T3">逆</text:span><text:span text:style-name="T3">FFT</text:span></text:p>
        </draw:connector>
        <draw:connector draw:style-name="gr8" draw:text-style-name="P10" draw:layer="layout" draw:type="curve" svg:x1="12cm" svg:y1="6.75cm" svg:x2="13.575cm" svg:y2="7.861cm" draw:start-shape="id5" draw:start-glue-point="1" draw:end-shape="id6" draw:end-glue-point="5" svg:d="M12000 6750c1050 0 1575 370 1575 1111" svg:viewBox="0 0 1576 1112">
          <text:p text:style-name="P1"><text:span text:style-name="T2">RFFT</text:span></text:p>
        </draw:connector>
        <draw:connector draw:style-name="gr8" draw:text-style-name="P10" draw:layer="layout" draw:type="curve" svg:x1="14.6cm" svg:y1="8.25cm" svg:x2="16.4cm" svg:y2="8.25cm" draw:start-shape="id6" draw:start-glue-point="10" draw:end-shape="id7" svg:d="M14600 8250h1800" svg:viewBox="0 0 1801 1">
          <text:p text:style-name="P1"><text:span text:style-name="T2"/></text:p>
          <text:p text:style-name="P1"><text:span text:style-name="T2">逆</text:span><text:span text:style-name="T2">RFFT</text:span></text:p>
        </draw:connector>
        <draw:connector draw:style-name="gr8" draw:text-style-name="P12" draw:layer="layout" draw:type="curve" svg:x1="18.3cm" svg:y1="8.25cm" svg:x2="21.3cm" svg:y2="8.25cm" draw:start-shape="id7" draw:start-glue-point="1" draw:end-shape="id8" svg:d="M18300 8250h3000" svg:viewBox="0 0 3001 1">
          <text:p text:style-name="P11"><text:span text:style-name="T3">sinc</text:span><text:span text:style-name="T3">插值</text:span></text:p>
          <text:p text:style-name="P11"><text:span text:style-name="T3">RFFT</text:span><text:span text:style-name="T3">补</text:span><text:span text:style-name="T3">0/</text:span><text:span text:style-name="T3">逆</text:span><text:span text:style-name="T3">RFFT</text:span></text:p>
        </draw:connector>
        <draw:custom-shape draw:style-name="gr9" draw:text-style-name="P13" xml:id="id9" draw:id="id9" draw:layer="layout" svg:width="2.6cm" svg:height="1.5cm" svg:x="24.3cm" svg:y="7.5cm">
          <text:p text:style-name="P1"><text:span text:style-name="T2">输出互相关</text:span></text:p>
          <text:p text:style-name="P1"><text:span text:style-name="T2">最大值坐标</text:span></text:p>
          <draw:enhanced-geometry svg:viewBox="0 0 21600 21600" draw:glue-points="?f6 0 10800 ?f8 ?f11 10800 ?f9 21600 10800 ?f10 ?f5 10800" draw:text-areas="?f3 ?f3 ?f4 ?f4" draw:type="parallelogram" draw:modifiers="4224.9916694435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0" draw:text-style-name="P14" draw:layer="layout" draw:type="curve" svg:x1="23.4cm" svg:y1="8.25cm" svg:x2="24.554cm" svg:y2="8.25cm" draw:start-shape="id8" draw:start-glue-point="1" draw:end-shape="id9" draw:end-glue-point="9" svg:d="M23400 8250h1154" svg:viewBox="0 0 1155 1">
          <text:p/>
        </draw:connector>
        <draw:custom-shape draw:style-name="gr4" draw:text-style-name="P5" xml:id="id5" draw:id="id5" draw:layer="layout" svg:width="2cm" svg:height="1.3cm" svg:x="10cm" svg:y="6.1cm">
          <text:p text:style-name="P1"><text:span text:style-name="T1">实像素值</text:span></text:p>
          <text:p text:style-name="P1"><text:span text:style-name="T4">（散射系数幅度）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cm" svg:height="1.4cm" svg:x="10cm" svg:y="8.7cm">
          <text:p text:style-name="P1"><text:span text:style-name="T1">实像素值</text:span></text:p>
          <text:p text:style-name="P1"><text:span text:style-name="T4">（散射系数幅度）</text:span>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curve" svg:x1="12cm" svg:y1="9.4cm" svg:x2="13.575cm" svg:y2="8.639cm" draw:start-shape="id10" draw:start-glue-point="1" draw:end-shape="id6" draw:end-glue-point="7" svg:d="M12000 9400c1050 0 1575-253 1575-761" svg:viewBox="0 0 1576 762">
          <text:p text:style-name="P1"><text:span text:style-name="T2">RFFT</text:span></text:p>
        </draw:connector>
        <draw:connector draw:style-name="gr8" draw:text-style-name="P12" draw:layer="layout" draw:type="curve" svg:x1="8.2cm" svg:y1="6.75cm" svg:x2="10cm" svg:y2="6.75cm" draw:start-shape="id2" draw:start-glue-point="1" draw:end-shape="id5" draw:end-glue-point="3" svg:d="M8200 6750h1800" svg:viewBox="0 0 1801 1">
          <text:p text:style-name="P1"><text:span text:style-name="T3"/></text:p>
          <text:p text:style-name="P1"><text:span text:style-name="T3">保留幅度</text:span></text:p>
        </draw:connector>
        <draw:connector draw:style-name="gr8" draw:text-style-name="P14" draw:layer="layout" draw:type="curve" svg:x1="8.2cm" svg:y1="9.4cm" svg:x2="10cm" svg:y2="9.4cm" draw:start-shape="id4" draw:start-glue-point="1" draw:end-shape="id10" svg:d="M8200 9400h1800" svg:viewBox="0 0 1801 1">
          <text:p text:style-name="P1"><text:span text:style-name="T3"/></text:p>
          <text:p text:style-name="P1"><text:span text:style-name="T3">保留幅度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6T21:08:40.782914878</meta:creation-date>
    <dc:date>2017-05-17T00:26:58.215638834</dc:date>
    <meta:editing-duration>PT7M25S</meta:editing-duration>
    <meta:editing-cycles>4</meta:editing-cycles>
    <meta:generator>LibreOffice/5.3.3.2$Linux_X86_64 LibreOffice_project/30m0$Build-2</meta:generator>
    <meta:document-statistic meta:object-count="19"/>
  </office:meta>
</office:document-meta>
</file>